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f84b" officeooo:paragraph-rsid="0014f8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WS (Amazon)<text:line-break/><text:line-break/>Si se puede hacer el proyecto ahí subiría bastantes punto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9T17:49:44.530828287</meta:creation-date>
    <dc:date>2024-12-19T17:52:06.455867854</dc:date>
    <meta:editing-duration>PT2M22S</meta:editing-duration>
    <meta:editing-cycles>1</meta:editing-cycles>
    <meta:document-statistic meta:table-count="0" meta:image-count="0" meta:object-count="0" meta:page-count="1" meta:paragraph-count="1" meta:word-count="12" meta:character-count="72" meta:non-whitespace-character-count="60"/>
    <meta:generator>LibreOffice/24.2.7.2$Linux_X86_64 LibreOffice_project/420$Build-2</meta:generator>
  </office:meta>
</office:document-meta>
</file>